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2931in" fo:margin-left="0.5083in" fo:margin-right="4.1236in" table:align="margins"/>
    </style:style>
    <style:style style:name="Table1.A" style:family="table-column">
      <style:table-column-properties style:column-width="0.4097in" style:rel-column-width="590*"/>
    </style:style>
    <style:style style:name="Table1.B" style:family="table-column">
      <style:table-column-properties style:column-width="0.45in" style:rel-column-width="648*"/>
    </style:style>
    <style:style style:name="Table1.C" style:family="table-column">
      <style:table-column-properties style:column-width="0.4083in" style:rel-column-width="588*"/>
    </style:style>
    <style:style style:name="Table1.D" style:family="table-column">
      <style:table-column-properties style:column-width="0.4917in" style:rel-column-width="708*"/>
    </style:style>
    <style:style style:name="Table1.E" style:family="table-column">
      <style:table-column-properties style:column-width="0.5333in" style:rel-column-width="76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2.2931in" fo:margin-left="0.5083in" fo:margin-right="4.1236in" table:align="margins"/>
    </style:style>
    <style:style style:name="Table2.A" style:family="table-column">
      <style:table-column-properties style:column-width="0.4097in" style:rel-column-width="590*"/>
    </style:style>
    <style:style style:name="Table2.B" style:family="table-column">
      <style:table-column-properties style:column-width="0.45in" style:rel-column-width="648*"/>
    </style:style>
    <style:style style:name="Table2.C" style:family="table-column">
      <style:table-column-properties style:column-width="0.4083in" style:rel-column-width="588*"/>
    </style:style>
    <style:style style:name="Table2.D" style:family="table-column">
      <style:table-column-properties style:column-width="0.4917in" style:rel-column-width="708*"/>
    </style:style>
    <style:style style:name="Table2.E" style:family="table-column">
      <style:table-column-properties style:column-width="0.5333in" style:rel-column-width="76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3" style:family="table">
      <style:table-properties style:width="2.2931in" fo:margin-left="0.5083in" fo:margin-right="4.1236in" table:align="margins"/>
    </style:style>
    <style:style style:name="Table3.A" style:family="table-column">
      <style:table-column-properties style:column-width="0.4097in" style:rel-column-width="590*"/>
    </style:style>
    <style:style style:name="Table3.B" style:family="table-column">
      <style:table-column-properties style:column-width="0.45in" style:rel-column-width="648*"/>
    </style:style>
    <style:style style:name="Table3.C" style:family="table-column">
      <style:table-column-properties style:column-width="0.5111in" style:rel-column-width="736*"/>
    </style:style>
    <style:style style:name="Table3.D" style:family="table-column">
      <style:table-column-properties style:column-width="0.3889in" style:rel-column-width="560*"/>
    </style:style>
    <style:style style:name="Table3.E" style:family="table-column">
      <style:table-column-properties style:column-width="0.5333in" style:rel-column-width="76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4" style:family="table">
      <style:table-properties style:width="5.4076in" fo:margin-left="0.5174in" fo:margin-right="1in" table:align="margins"/>
    </style:style>
    <style:style style:name="Table4.A" style:family="table-column">
      <style:table-column-properties style:column-width="0.484in" style:rel-column-width="697*"/>
    </style:style>
    <style:style style:name="Table4.B" style:family="table-column">
      <style:table-column-properties style:column-width="0.4924in" style:rel-column-width="709*"/>
    </style:style>
    <style:style style:name="Table4.A1" style:family="table-cell">
      <style:table-cell-properties fo:padding="0.0382in" fo:border-left="0.05pt solid #000000" fo:border-right="none" fo:border-top="0.05pt solid #000000" fo:border-bottom="0.05pt solid #000000"/>
    </style:style>
    <style:style style:name="Table4.K1" style:family="table-cell">
      <style:table-cell-properties fo:padding="0.0382in" fo:border="0.05pt solid #000000"/>
    </style:style>
    <style:style style:name="Table5" style:family="table">
      <style:table-properties style:width="5.4076in" fo:margin-left="0.5174in" fo:margin-right="1in" table:align="margins"/>
    </style:style>
    <style:style style:name="Table5.A" style:family="table-column">
      <style:table-column-properties style:column-width="0.484in" style:rel-column-width="697*"/>
    </style:style>
    <style:style style:name="Table5.B" style:family="table-column">
      <style:table-column-properties style:column-width="0.4924in" style:rel-column-width="709*"/>
    </style:style>
    <style:style style:name="Table5.A1" style:family="table-cell">
      <style:table-cell-properties fo:padding="0.0382in" fo:border-left="0.05pt solid #000000" fo:border-right="none" fo:border-top="0.05pt solid #000000" fo:border-bottom="0.05pt solid #000000"/>
    </style:style>
    <style:style style:name="Table5.K1" style:family="table-cell">
      <style:table-cell-properties fo:padding="0.0382in" fo:border="0.05pt solid #000000"/>
    </style:style>
    <style:style style:name="Table6" style:family="table">
      <style:table-properties style:width="3.059in" fo:margin-left="0.5083in" fo:margin-right="3.3576in" table:align="margins"/>
    </style:style>
    <style:style style:name="Table6.A" style:family="table-column">
      <style:table-column-properties style:column-width="0.559in" style:rel-column-width="805*"/>
    </style:style>
    <style:style style:name="Table6.B" style:family="table-column">
      <style:table-column-properties style:column-width="0.625in" style:rel-column-width="900*"/>
    </style:style>
    <style:style style:name="Table6.C" style:family="table-column">
      <style:table-column-properties style:column-width="0.7569in" style:rel-column-width="1090*"/>
    </style:style>
    <style:style style:name="Table6.E" style:family="table-column">
      <style:table-column-properties style:column-width="0.4931in" style:rel-column-width="71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7" style:family="table">
      <style:table-properties style:width="3.059in" fo:margin-left="0.5083in" fo:margin-right="3.3576in" table:align="margins"/>
    </style:style>
    <style:style style:name="Table7.A" style:family="table-column">
      <style:table-column-properties style:column-width="0.559in" style:rel-column-width="805*"/>
    </style:style>
    <style:style style:name="Table7.B" style:family="table-column">
      <style:table-column-properties style:column-width="0.625in" style:rel-column-width="900*"/>
    </style:style>
    <style:style style:name="Table7.C" style:family="table-column">
      <style:table-column-properties style:column-width="0.7569in" style:rel-column-width="1090*"/>
    </style:style>
    <style:style style:name="Table7.E" style:family="table-column">
      <style:table-column-properties style:column-width="0.4931in" style:rel-column-width="710*"/>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8" style:family="table">
      <style:table-properties style:width="3.059in" fo:margin-left="0.5083in" fo:margin-right="3.3576in" table:align="margins"/>
    </style:style>
    <style:style style:name="Table8.A" style:family="table-column">
      <style:table-column-properties style:column-width="0.559in" style:rel-column-width="805*"/>
    </style:style>
    <style:style style:name="Table8.B" style:family="table-column">
      <style:table-column-properties style:column-width="0.625in" style:rel-column-width="900*"/>
    </style:style>
    <style:style style:name="Table8.C" style:family="table-column">
      <style:table-column-properties style:column-width="0.7569in" style:rel-column-width="1090*"/>
    </style:style>
    <style:style style:name="Table8.E" style:family="table-column">
      <style:table-column-properties style:column-width="0.4931in" style:rel-column-width="710*"/>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9" style:family="table">
      <style:table-properties style:width="5.625in" fo:margin-left="0.5174in" fo:margin-right="0.7826in" table:align="margins"/>
    </style:style>
    <style:style style:name="Table9.A" style:family="table-column">
      <style:table-column-properties style:column-width="0.484in" style:rel-column-width="697*"/>
    </style:style>
    <style:style style:name="Table9.B" style:family="table-column">
      <style:table-column-properties style:column-width="0.4924in" style:rel-column-width="709*"/>
    </style:style>
    <style:style style:name="Table9.K" style:family="table-column">
      <style:table-column-properties style:column-width="0.7097in" style:rel-column-width="1022*"/>
    </style:style>
    <style:style style:name="Table9.A1" style:family="table-cell">
      <style:table-cell-properties fo:padding="0.0382in" fo:border-left="0.05pt solid #000000" fo:border-right="none" fo:border-top="0.05pt solid #000000" fo:border-bottom="0.05pt solid #000000"/>
    </style:style>
    <style:style style:name="Table9.K1" style:family="table-cell">
      <style:table-cell-properties fo:padding="0.0382in" fo:border="0.05pt solid #000000"/>
    </style:style>
    <style:style style:name="Table10" style:family="table">
      <style:table-properties style:width="5.625in" fo:margin-left="0.5174in" fo:margin-right="0.7826in" table:align="margins"/>
    </style:style>
    <style:style style:name="Table10.A" style:family="table-column">
      <style:table-column-properties style:column-width="0.484in" style:rel-column-width="697*"/>
    </style:style>
    <style:style style:name="Table10.B" style:family="table-column">
      <style:table-column-properties style:column-width="0.4924in" style:rel-column-width="709*"/>
    </style:style>
    <style:style style:name="Table10.K" style:family="table-column">
      <style:table-column-properties style:column-width="0.7097in" style:rel-column-width="1022*"/>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P1" style:family="paragraph" style:parent-style-name="Standard">
      <style:text-properties officeooo:rsid="00175a15" officeooo:paragraph-rsid="00175a15"/>
    </style:style>
    <style:style style:name="P2" style:family="paragraph" style:parent-style-name="Standard">
      <style:text-properties officeooo:rsid="00175c33" officeooo:paragraph-rsid="00175c33"/>
    </style:style>
    <style:style style:name="P3" style:family="paragraph" style:parent-style-name="Standard">
      <style:text-properties officeooo:rsid="00175c33" officeooo:paragraph-rsid="001884bb"/>
    </style:style>
    <style:style style:name="P4" style:family="paragraph" style:parent-style-name="Standard">
      <style:text-properties officeooo:rsid="001884bb" officeooo:paragraph-rsid="001884bb"/>
    </style:style>
    <style:style style:name="P5" style:family="paragraph" style:parent-style-name="Table_20_Contents">
      <style:text-properties officeooo:rsid="00175c33" officeooo:paragraph-rsid="00175c33"/>
    </style:style>
    <style:style style:name="P6" style:family="paragraph" style:parent-style-name="Table_20_Contents">
      <style:text-properties officeooo:rsid="00175c33" officeooo:paragraph-rsid="001884bb"/>
    </style:style>
    <style:style style:name="P7" style:family="paragraph" style:parent-style-name="Table_20_Contents">
      <style:text-properties officeooo:rsid="001884bb" officeooo:paragraph-rsid="001884bb"/>
    </style:style>
    <style:style style:name="P8" style:family="paragraph" style:parent-style-name="Table_20_Contents">
      <style:text-properties officeooo:paragraph-rsid="001884bb"/>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884bb"/>
    </style:style>
    <style:style style:name="T4" style:family="text">
      <style:text-properties style:text-position="0% 100%" officeooo:rsid="00175c33"/>
    </style:style>
    <style:style style:name="T5" style:family="text">
      <style:text-properties officeooo:rsid="001884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Simon Chen</text:p>
      <text:p text:style-name="P1"><text:s text:c="2"/>N10013388</text:p>
      <text:p text:style-name="P1"><text:s text:c="2"/>sc4900</text:p>
      <text:p text:style-name="P1"><text:s text:c="2"/>Homework 10</text:p>
      <text:p text:style-name="P1"/>
      <text:p text:style-name="P1">1) O(n<text:span text:style-name="T1">2</text:span><text:span text:style-name="T2">) If every stop is adjacent to each other, it'll run down the list adding them all n-1 times for every stop(n).</text:span></text:p>
      <text:p text:style-name="P1"/>
      <text:p text:style-name="P1"><text:span text:style-name="T2">2) One obvious problem with this is that it will skip odd numbers, the hash table will never be filled at the odd number spot, because it's 4k and moding 20,40, or 200. This leads to the actual problem, which is that it will only fill the location that is a multiple of 4. In other words, there will be collision with the 5</text:span><text:span text:style-name="T1">th</text:span><text:span text:style-name="T2"> item if it is n is 20, 50</text:span><text:span text:style-name="T1">th</text:span><text:span text:style-name="T2"> if it is 200, 100</text:span><text:span text:style-name="T1">th</text:span><text:span text:style-name="T2"> if it is 400. You will only be using about 1/4th the space with a lot of collisions happening.</text:span></text:p>
      <text:p text:style-name="P1"/>
      <text:p text:style-name="P2"><text:span text:style-name="T2">3)</text:span></text:p>
      <text:p text:style-name="P2"><text:span text:style-name="T2"><text:tab/>a) </text:span></text:p>
      <text:p text:style-name="P2"><text:s/><text:tab/> <text:s text:c="3"/>0<text:tab/> <text:s/>1<text:tab/> 2<text:tab/>3<text:tab/>4</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5">Null</text:p>
            </table:table-cell>
            <table:table-cell table:style-name="Table1.A1" office:value-type="string">
              <text:p text:style-name="P5">4371</text:p>
            </table:table-cell>
            <table:table-cell table:style-name="Table1.A1" office:value-type="string">
              <text:p text:style-name="P5">Null</text:p>
            </table:table-cell>
            <table:table-cell table:style-name="Table1.A1" office:value-type="string">
              <text:p text:style-name="P5">6173</text:p>
            </table:table-cell>
            <table:table-cell table:style-name="Table1.E1" office:value-type="string">
              <text:p text:style-name="P5">Null</text:p>
            </table:table-cell>
          </table:table-row>
        </table:table-header-rows>
      </table:table>
      <text:p text:style-name="P2"><text:span text:style-name="T2"><text:s/><text:tab/></text:span></text:p>
      <text:p text:style-name="P2"><text:span text:style-name="T2"><text:tab/>4371 mod 5 = 1</text:span></text:p>
      <text:p text:style-name="P2"><text:span text:style-name="T2"><text:tab/>6173 mod 5 = 3</text:span></text:p>
      <text:p text:style-name="P2"/>
      <text:p text:style-name="P2"><text:tab/> <text:s text:c="3"/>0<text:tab/> <text:s/>1<text:tab/> 2<text:tab/>3<text:tab/>4</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Null</text:p>
            </table:table-cell>
            <table:table-cell table:style-name="Table2.A1" office:value-type="string">
              <text:p text:style-name="P5">4371</text:p>
            </table:table-cell>
            <table:table-cell table:style-name="Table2.A1" office:value-type="string">
              <text:p text:style-name="P5">Null</text:p>
            </table:table-cell>
            <table:table-cell table:style-name="Table2.A1" office:value-type="string">
              <text:p text:style-name="P5">Forner</text:p>
            </table:table-cell>
            <table:table-cell table:style-name="Table2.E1" office:value-type="string">
              <text:p text:style-name="P5">Null</text:p>
            </table:table-cell>
          </table:table-row>
        </table:table-header-rows>
      </table:table>
      <text:p text:style-name="P2"><text:span text:style-name="T2"><text:s/><text:tab/></text:span></text:p>
      <text:p text:style-name="P2"><text:span text:style-name="T2"><text:tab/>Remove 6173</text:span></text:p>
      <text:p text:style-name="P2"/>
      <text:p text:style-name="P2"><text:tab/> <text:s text:c="3"/>0<text:tab/> <text:s/>1<text:tab/> 2<text:tab/>3<text:tab/>4</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Null</text:p>
            </table:table-cell>
            <table:table-cell table:style-name="Table3.A1" office:value-type="string">
              <text:p text:style-name="P5">4371</text:p>
            </table:table-cell>
            <table:table-cell table:style-name="Table3.A1" office:value-type="string">
              <text:p text:style-name="P5">3327</text:p>
            </table:table-cell>
            <table:table-cell table:style-name="Table3.A1" office:value-type="string">
              <text:p text:style-name="P5">26</text:p>
            </table:table-cell>
            <table:table-cell table:style-name="Table3.E1" office:value-type="string">
              <text:p text:style-name="P5">Null</text:p>
            </table:table-cell>
          </table:table-row>
        </table:table-header-rows>
      </table:table>
      <text:p text:style-name="P2"><text:span text:style-name="T2"><text:s/><text:tab/></text:span></text:p>
      <text:p text:style-name="P2"><text:span text:style-name="T2"><text:tab/>3327 mod 5 = 2</text:span></text:p>
      <text:p text:style-name="P2"><text:span text:style-name="T2"><text:tab/>26 mod 5 = 1; move until an empty space, </text:span><text:span text:style-name="T3">3</text:span></text:p>
      <text:p text:style-name="P2"/>
      <text:p text:style-name="P2"><text:s text:c="2"/><text:tab/> <text:s text:c="2"/>0<text:tab/> <text:s text:c="2"/>1<text:tab/> <text:s text:c="2"/>2<text:tab/> <text:s/>3<text:tab/> <text:s text:c="4"/><text:span text:style-name="T5">4<text:tab/> <text:s text:c="4"/>5 <text:s text:c="9"/>6 <text:s text:c="9"/>7 <text:s text:c="10"/>8 <text:s text:c="8"/>9 <text:s text:c="8"/>10</text:span></text:p>
      <text:p text:style-name="P2"/>
      <table:table table:name="Table4" table:style-name="Table4">
        <table:table-column table:style-name="Table4.A"/>
        <table:table-column table:style-name="Table4.B" table:number-columns-repeated="10"/>
        <table:table-header-rows>
          <table:table-row>
            <table:table-cell table:style-name="Table4.A1" office:value-type="string">
              <text:p text:style-name="P7">Null</text:p>
            </table:table-cell>
            <table:table-cell table:style-name="Table4.A1" office:value-type="string">
              <text:p text:style-name="P7">Null</text:p>
            </table:table-cell>
            <table:table-cell table:style-name="Table4.A1" office:value-type="string">
              <text:p text:style-name="P7">Null</text:p>
            </table:table-cell>
            <table:table-cell table:style-name="Table4.A1" office:value-type="string">
              <text:p text:style-name="P7">Null</text:p>
            </table:table-cell>
            <table:table-cell table:style-name="Table4.A1" office:value-type="string">
              <text:p text:style-name="P7">4371</text:p>
            </table:table-cell>
            <table:table-cell table:style-name="Table4.A1" office:value-type="string">
              <text:p text:style-name="Table_20_Contents"><text:s/><text:span text:style-name="T5">3327</text:span></text:p>
            </table:table-cell>
            <table:table-cell table:style-name="Table4.A1" office:value-type="string">
              <text:p text:style-name="Table_20_Contents"><text:s/><text:span text:style-name="T5">26</text:span></text:p>
            </table:table-cell>
            <table:table-cell table:style-name="Table4.A1" office:value-type="string">
              <text:p text:style-name="P7">Null</text:p>
            </table:table-cell>
            <table:table-cell table:style-name="Table4.A1" office:value-type="string">
              <text:p text:style-name="P7">Null</text:p>
            </table:table-cell>
            <table:table-cell table:style-name="Table4.A1" office:value-type="string">
              <text:p text:style-name="P7">Null</text:p>
            </table:table-cell>
            <table:table-cell table:style-name="Table4.K1" office:value-type="string">
              <text:p text:style-name="P7">Null</text:p>
            </table:table-cell>
          </table:table-row>
        </table:table-header-rows>
      </table:table>
      <text:p text:style-name="P2"><text:span text:style-name="T2"><text:tab/>Resize to M = 11</text:span></text:p>
      <text:p text:style-name="P2"/>
      <text:p text:style-name="P2"><text:span text:style-name="T2"><text:tab/></text:span><text:span text:style-name="T3">4371 mod 11 = 4</text:span></text:p>
      <text:p text:style-name="P2"><text:span text:style-name="T3"><text:tab/>3327 mod 11 = 5</text:span></text:p>
      <text:p text:style-name="P3"><text:span text:style-name="T3"><text:tab/>26 mod 11 = 4; </text:span><text:span text:style-name="T2">move until an empty space, </text:span><text:span text:style-name="T3">6</text:span></text:p>
      <text:p text:style-name="P3"/>
      <text:p text:style-name="P3"/>
      <text:p text:style-name="P3"><text:span text:style-name="T2"/></text:p>
      <text:p text:style-name="P3"/>
      <text:p text:style-name="P3"/>
      <text:p text:style-name="P3"><text:soft-page-break/><text:s text:c="2"/><text:tab/> <text:s text:c="2"/>0<text:tab/> <text:s text:c="2"/>1<text:tab/> <text:s text:c="2"/>2<text:tab/> <text:s/>3<text:tab/> <text:s text:c="4"/><text:span text:style-name="T5">4<text:tab/> <text:s text:c="4"/>5 <text:s text:c="9"/>6 <text:s text:c="9"/>7 <text:s text:c="10"/>8 <text:s text:c="8"/>9 <text:s text:c="8"/>10</text:span></text:p>
      <text:p text:style-name="P3"/>
      <table:table table:name="Table5" table:style-name="Table5">
        <table:table-column table:style-name="Table5.A"/>
        <table:table-column table:style-name="Table5.B" table:number-columns-repeated="10"/>
        <table:table-header-rows>
          <table:table-row>
            <table:table-cell table:style-name="Table5.A1" office:value-type="string">
              <text:p text:style-name="P7">Null</text:p>
            </table:table-cell>
            <table:table-cell table:style-name="Table5.A1" office:value-type="string">
              <text:p text:style-name="P7">Null</text:p>
            </table:table-cell>
            <table:table-cell table:style-name="Table5.A1" office:value-type="string">
              <text:p text:style-name="P7">Null</text:p>
            </table:table-cell>
            <table:table-cell table:style-name="Table5.A1" office:value-type="string">
              <text:p text:style-name="P4"><text:span text:style-name="T2">1323</text:span></text:p>
            </table:table-cell>
            <table:table-cell table:style-name="Table5.A1" office:value-type="string">
              <text:p text:style-name="P7">4371</text:p>
            </table:table-cell>
            <table:table-cell table:style-name="Table5.A1" office:value-type="string">
              <text:p text:style-name="P8"><text:s/><text:span text:style-name="T5">3327</text:span></text:p>
            </table:table-cell>
            <table:table-cell table:style-name="Table5.A1" office:value-type="string">
              <text:p text:style-name="P8"><text:s/><text:span text:style-name="T5">26</text:span></text:p>
            </table:table-cell>
            <table:table-cell table:style-name="Table5.A1" office:value-type="string">
              <text:p text:style-name="P3"><text:span text:style-name="T3">4340</text:span></text:p>
            </table:table-cell>
            <table:table-cell table:style-name="Table5.A1" office:value-type="string">
              <text:p text:style-name="P3"><text:span text:style-name="T3">4199</text:span></text:p>
            </table:table-cell>
            <table:table-cell table:style-name="Table5.A1" office:value-type="string">
              <text:p text:style-name="P7">Null</text:p>
            </table:table-cell>
            <table:table-cell table:style-name="Table5.K1" office:value-type="string">
              <text:p text:style-name="P3"><text:span text:style-name="T3">9679</text:span></text:p>
            </table:table-cell>
          </table:table-row>
        </table:table-header-rows>
      </table:table>
      <text:p text:style-name="P3"><text:span text:style-name="T2"><text:tab/>Resize to M = 11</text:span></text:p>
      <text:p text:style-name="P3"/>
      <text:p text:style-name="P3"><text:span text:style-name="T2"><text:tab/></text:span><text:span text:style-name="T3">4199 mod 11 = 8</text:span></text:p>
      <text:p text:style-name="P3"><text:span text:style-name="T3"><text:tab/>4340 mod 11 = 6; ; </text:span><text:span text:style-name="T2">move until an empty space , </text:span><text:span text:style-name="T3">7</text:span></text:p>
      <text:p text:style-name="P3"><text:span text:style-name="T3"><text:tab/>9679 mod 11 = 10</text:span></text:p>
      <text:p text:style-name="P4"><text:span text:style-name="T2"><text:tab/>1323 mod 11 = 3</text:span></text:p>
      <text:p text:style-name="P4"/>
      <text:p text:style-name="P4"><text:span text:style-name="T2"><text:s/><text:tab/>b) → means arrow to next, there is a link list in each section</text:span></text:p>
      <text:p text:style-name="P4"><text:span text:style-name="T2"><text:tab/></text:span><text:span text:style-name="T4"> <text:s text:c="3"/>0<text:tab/> <text:s text:c="6"/>1<text:tab/> <text:s text:c="12"/>2<text:tab/> <text:s text:c="2"/>3<text:tab/> <text:s text:c="5"/>4</text:span></text:p>
      <table:table table:name="Table6" table:style-name="Table6">
        <table:table-column table:style-name="Table6.A"/>
        <table:table-column table:style-name="Table6.B"/>
        <table:table-column table:style-name="Table6.C"/>
        <table:table-column table:style-name="Table6.B"/>
        <table:table-column table:style-name="Table6.E"/>
        <table:table-header-rows>
          <table:table-row>
            <table:table-cell table:style-name="Table6.A1" office:value-type="string">
              <text:p text:style-name="P6">Null</text:p>
            </table:table-cell>
            <table:table-cell table:style-name="Table6.A1" office:value-type="string">
              <text:p text:style-name="P6">4371</text:p>
            </table:table-cell>
            <table:table-cell table:style-name="Table6.A1" office:value-type="string">
              <text:p text:style-name="P7">1323→ </text:p>
              <text:p text:style-name="P7">6173 </text:p>
            </table:table-cell>
            <table:table-cell table:style-name="Table6.A1" office:value-type="string">
              <text:p text:style-name="P3"><text:span text:style-name="T3">4199 →</text:span></text:p>
              <text:p text:style-name="P4"><text:span text:style-name="T2">4344 →</text:span></text:p>
              <text:p text:style-name="P4"><text:span text:style-name="T2">9679</text:span></text:p>
            </table:table-cell>
            <table:table-cell table:style-name="Table6.E1" office:value-type="string">
              <text:p text:style-name="P6">Null</text:p>
            </table:table-cell>
          </table:table-row>
        </table:table-header-rows>
      </table:table>
      <text:p text:style-name="P3"><text:span text:style-name="T2"><text:s/><text:tab/></text:span></text:p>
      <text:p text:style-name="P3"><text:span text:style-name="T2"><text:tab/>4371 mod 5 = 1</text:span></text:p>
      <text:p text:style-name="P3"><text:span text:style-name="T2"><text:tab/></text:span><text:span text:style-name="T3">1323 mod 5 = 3</text:span></text:p>
      <text:p text:style-name="P3"><text:span text:style-name="T2"><text:tab/>6173 mod 5 = 3</text:span></text:p>
      <text:p text:style-name="P3"><text:span text:style-name="T2"><text:tab/></text:span><text:span text:style-name="T3">4199 mod 5 = 4</text:span></text:p>
      <text:p text:style-name="P3"><text:span text:style-name="T3"><text:tab/>4344 mod 5 = 4</text:span></text:p>
      <text:p text:style-name="P3"><text:span text:style-name="T3"><text:tab/>9679 mod 5 = 4</text:span></text:p>
      <text:p text:style-name="P3"/>
      <text:p text:style-name="P4"><text:span text:style-name="T4"><text:tab/> <text:s text:c="3"/>0<text:tab/> <text:s text:c="6"/>1<text:tab/> <text:s text:c="12"/>2<text:tab/> <text:s text:c="2"/>3<text:tab/> <text:s text:c="5"/>4</text:span></text:p>
      <table:table table:name="Table7" table:style-name="Table7">
        <table:table-column table:style-name="Table7.A"/>
        <table:table-column table:style-name="Table7.B"/>
        <table:table-column table:style-name="Table7.C"/>
        <table:table-column table:style-name="Table7.B"/>
        <table:table-column table:style-name="Table7.E"/>
        <table:table-header-rows>
          <table:table-row>
            <table:table-cell table:style-name="Table7.A1" office:value-type="string">
              <text:p text:style-name="P6">Null</text:p>
            </table:table-cell>
            <table:table-cell table:style-name="Table7.A1" office:value-type="string">
              <text:p text:style-name="P6">4371</text:p>
            </table:table-cell>
            <table:table-cell table:style-name="Table7.A1" office:value-type="string">
              <text:p text:style-name="P7">1323 </text:p>
            </table:table-cell>
            <table:table-cell table:style-name="Table7.A1" office:value-type="string">
              <text:p text:style-name="P3"><text:span text:style-name="T3">4199 →</text:span></text:p>
              <text:p text:style-name="P4"><text:span text:style-name="T2">4344 →</text:span></text:p>
              <text:p text:style-name="P4"><text:span text:style-name="T2">9679</text:span></text:p>
            </table:table-cell>
            <table:table-cell table:style-name="Table7.E1" office:value-type="string">
              <text:p text:style-name="P6">Null</text:p>
            </table:table-cell>
          </table:table-row>
        </table:table-header-rows>
      </table:table>
      <text:p text:style-name="P3"><text:span text:style-name="T2"><text:s/><text:tab/></text:span></text:p>
      <text:p text:style-name="P3"><text:span text:style-name="T2"><text:tab/></text:span><text:span text:style-name="T3">Remove 6173</text:span></text:p>
      <text:p text:style-name="P3"/>
      <text:p text:style-name="P4"><text:span text:style-name="T4"><text:s text:c="2"/><text:tab/> <text:s/>0<text:tab/> <text:s text:c="6"/>1<text:tab/> <text:s text:c="12"/>2<text:tab/> <text:s text:c="2"/>3<text:tab/> <text:s text:c="5"/>4</text:span></text:p>
      <table:table table:name="Table8" table:style-name="Table8">
        <table:table-column table:style-name="Table8.A"/>
        <table:table-column table:style-name="Table8.B"/>
        <table:table-column table:style-name="Table8.C"/>
        <table:table-column table:style-name="Table8.B"/>
        <table:table-column table:style-name="Table8.E"/>
        <table:table-header-rows>
          <table:table-row>
            <table:table-cell table:style-name="Table8.A1" office:value-type="string">
              <text:p text:style-name="P6">Null</text:p>
            </table:table-cell>
            <table:table-cell table:style-name="Table8.A1" office:value-type="string">
              <text:p text:style-name="P6">4371</text:p>
            </table:table-cell>
            <table:table-cell table:style-name="Table8.A1" office:value-type="string">
              <text:p text:style-name="P7">1323 </text:p>
            </table:table-cell>
            <table:table-cell table:style-name="Table8.A1" office:value-type="string">
              <text:p text:style-name="P3"><text:span text:style-name="T3">4199 →</text:span></text:p>
              <text:p text:style-name="P4"><text:span text:style-name="T2">4344 →</text:span></text:p>
              <text:p text:style-name="P4"><text:span text:style-name="T2">9679 →</text:span></text:p>
              <text:p text:style-name="P4"><text:span text:style-name="T2">3234</text:span></text:p>
            </table:table-cell>
            <table:table-cell table:style-name="Table8.E1" office:value-type="string">
              <text:p text:style-name="P6">Null</text:p>
            </table:table-cell>
          </table:table-row>
        </table:table-header-rows>
      </table:table>
      <text:p text:style-name="P3"><text:span text:style-name="T2"><text:s/><text:tab/></text:span></text:p>
      <text:p text:style-name="P3"><text:span text:style-name="T3"><text:tab/>3234 mod 5 = 4</text:span></text:p>
      <text:p text:style-name="P3"/>
      <text:p text:style-name="P3"/>
      <text:p text:style-name="P3"/>
      <text:p text:style-name="P3"/>
      <text:p text:style-name="P3"/>
      <text:p text:style-name="P3"/>
      <text:p text:style-name="P3"/>
      <text:p text:style-name="P3"/>
      <text:p text:style-name="P3"/>
      <text:p text:style-name="P3"/>
      <text:p text:style-name="P3"><text:soft-page-break/><text:tab/> 0<text:tab/> <text:s text:c="2"/>1<text:tab/> <text:s text:c="2"/>2<text:tab/> <text:s/>3<text:tab/> <text:s text:c="4"/><text:span text:style-name="T5">4<text:tab/> <text:s text:c="4"/>5 <text:s text:c="9"/>6 <text:s text:c="9"/>7 <text:s text:c="10"/>8 <text:s text:c="8"/>9 <text:s text:c="8"/>10</text:span></text:p>
      <table:table table:name="Table9" table:style-name="Table9">
        <table:table-column table:style-name="Table9.A"/>
        <table:table-column table:style-name="Table9.B" table:number-columns-repeated="9"/>
        <table:table-column table:style-name="Table9.K"/>
        <table:table-header-rows>
          <table:table-row>
            <table:table-cell table:style-name="Table9.A1" office:value-type="string">
              <text:p text:style-name="P3"><text:span text:style-name="T3">3234</text:span></text:p>
            </table:table-cell>
            <table:table-cell table:style-name="Table9.A1" office:value-type="string">
              <text:p text:style-name="P7">Null</text:p>
            </table:table-cell>
            <table:table-cell table:style-name="Table9.A1" office:value-type="string">
              <text:p text:style-name="P7">Null</text:p>
            </table:table-cell>
            <table:table-cell table:style-name="Table9.A1" office:value-type="string">
              <text:p text:style-name="P3"><text:span text:style-name="T3">1323</text:span></text:p>
            </table:table-cell>
            <table:table-cell table:style-name="Table9.A1" office:value-type="string">
              <text:p text:style-name="P7">4371</text:p>
            </table:table-cell>
            <table:table-cell table:style-name="Table9.A1" office:value-type="string">
              <text:p text:style-name="P8"><text:s/><text:span text:style-name="T5">Null</text:span></text:p>
            </table:table-cell>
            <table:table-cell table:style-name="Table9.A1" office:value-type="string">
              <text:p text:style-name="P8"><text:s/><text:span text:style-name="T5">Null</text:span></text:p>
            </table:table-cell>
            <table:table-cell table:style-name="Table9.A1" office:value-type="string">
              <text:p text:style-name="P7">Null</text:p>
            </table:table-cell>
            <table:table-cell table:style-name="Table9.A1" office:value-type="string">
              <text:p text:style-name="P3"><text:span text:style-name="T3">4199</text:span></text:p>
            </table:table-cell>
            <table:table-cell table:style-name="Table9.A1" office:value-type="string">
              <text:p text:style-name="P7">Null</text:p>
            </table:table-cell>
            <table:table-cell table:style-name="Table9.K1" office:value-type="string">
              <text:p text:style-name="P3"><text:span text:style-name="T3">4344 →</text:span></text:p>
              <text:p text:style-name="P3"><text:span text:style-name="T3">9679</text:span></text:p>
            </table:table-cell>
          </table:table-row>
        </table:table-header-rows>
      </table:table>
      <text:p text:style-name="P3"><text:span text:style-name="T2"><text:tab/></text:span><text:span text:style-name="T3">Resize to 11</text:span></text:p>
      <text:p text:style-name="P3"/>
      <text:p text:style-name="P3"><text:span text:style-name="T3"><text:tab/></text:span><text:span text:style-name="T2">4371 </text:span><text:span text:style-name="T3">mod 11<text:tab/>= 4 </text:span></text:p>
      <text:p text:style-name="P3"><text:span text:style-name="T3"><text:tab/>1323 mod 11= 3</text:span></text:p>
      <text:p text:style-name="P3"><text:span text:style-name="T3"><text:tab/>4199 mod 11 = 8</text:span></text:p>
      <text:p text:style-name="P3"><text:span text:style-name="T3"><text:tab/>4344 mod 11 = 10</text:span></text:p>
      <text:p text:style-name="P3"><text:span text:style-name="T3"><text:tab/>9679 mod 11 = 10</text:span></text:p>
      <text:p text:style-name="P3"><text:span text:style-name="T3"><text:tab/>3234 mod 11 = 0</text:span></text:p>
      <text:p text:style-name="P3"><text:span text:style-name="T3"><text:tab/></text:span></text:p>
      <text:p text:style-name="P3"><text:tab/> 0<text:tab/> <text:s text:c="2"/>1<text:tab/> <text:s text:c="2"/>2<text:tab/> <text:s/>3<text:tab/> <text:s text:c="4"/><text:span text:style-name="T5">4<text:tab/> <text:s text:c="4"/>5 <text:s text:c="9"/>6 <text:s text:c="9"/>7 <text:s text:c="10"/>8 <text:s text:c="8"/>9 <text:s text:c="8"/>10</text:span></text:p>
      <table:table table:name="Table10" table:style-name="Table10">
        <table:table-column table:style-name="Table10.A"/>
        <table:table-column table:style-name="Table10.B" table:number-columns-repeated="9"/>
        <table:table-column table:style-name="Table10.K"/>
        <table:table-header-rows>
          <table:table-row>
            <table:table-cell table:style-name="Table10.A1" office:value-type="string">
              <text:p text:style-name="P3"><text:span text:style-name="T3">3234</text:span></text:p>
            </table:table-cell>
            <table:table-cell table:style-name="Table10.A1" office:value-type="string">
              <text:p text:style-name="P7">Null</text:p>
            </table:table-cell>
            <table:table-cell table:style-name="Table10.A1" office:value-type="string">
              <text:p text:style-name="P7">Null</text:p>
            </table:table-cell>
            <table:table-cell table:style-name="Table10.A1" office:value-type="string">
              <text:p text:style-name="P3"><text:span text:style-name="T3">1323</text:span></text:p>
            </table:table-cell>
            <table:table-cell table:style-name="Table10.A1" office:value-type="string">
              <text:p text:style-name="P7">4371</text:p>
            </table:table-cell>
            <table:table-cell table:style-name="Table10.A1" office:value-type="string">
              <text:p text:style-name="P8"><text:s/><text:span text:style-name="T5">Null</text:span></text:p>
            </table:table-cell>
            <table:table-cell table:style-name="Table10.A1" office:value-type="string">
              <text:p text:style-name="P8"><text:s/><text:span text:style-name="T5">Null</text:span></text:p>
            </table:table-cell>
            <table:table-cell table:style-name="Table10.A1" office:value-type="string">
              <text:p text:style-name="P7">Null</text:p>
            </table:table-cell>
            <table:table-cell table:style-name="Table10.A1" office:value-type="string">
              <text:p text:style-name="P3"><text:span text:style-name="T3">4199</text:span></text:p>
            </table:table-cell>
            <table:table-cell table:style-name="Table10.A1" office:value-type="string">
              <text:p text:style-name="P7">Null</text:p>
            </table:table-cell>
            <table:table-cell table:style-name="Table10.K1" office:value-type="string">
              <text:p text:style-name="P3"><text:span text:style-name="T3">4344 →</text:span></text:p>
              <text:p text:style-name="P3"><text:span text:style-name="T3">9679 →</text:span></text:p>
              <text:p text:style-name="P4"><text:span text:style-name="T3">1</text:span><text:span text:style-name="T2">0</text:span></text:p>
            </table:table-cell>
          </table:table-row>
        </table:table-header-rows>
      </table:table>
      <text:p text:style-name="P3"><text:span text:style-name="T3"><text:tab/></text:span></text:p>
      <text:p text:style-name="P3"><text:span text:style-name="T3"><text:tab/>21 mod 11 =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7:51:57.518869744</meta:creation-date>
    <dc:date>2016-12-05T18:40:21.494871756</dc:date>
    <meta:editing-duration>PT14M32S</meta:editing-duration>
    <meta:editing-cycles>1</meta:editing-cycles>
    <meta:document-statistic meta:table-count="10" meta:image-count="0" meta:object-count="0" meta:page-count="3" meta:paragraph-count="142" meta:word-count="471" meta:character-count="2165" meta:non-whitespace-character-count="1368"/>
    <meta:generator>LibreOffice/4.2.8.2$Linux_X86_64 LibreOffice_project/420m0$Build-2</meta:generator>
  </office:meta>
</office:document-meta>
</file>